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</style:style>
    <style:style style:name="T1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" style:parent-style-name="DefaultParagraphFont" style:family="text">
      <style:text-properties style:font-name="Arial" style:font-name-complex="Arial" fo:font-weight="bold" style:font-weight-asian="bold" style:text-position="super 66.6%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23" style:parent-style-name="Normal" style:family="paragraph">
      <style:paragraph-properties fo:text-align="center" fo:margin-bottom="0in"/>
    </style:style>
    <style:style style:name="T2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fo:font-weight="bold" style:font-weight-asian="bold" style:text-position="super 66.6%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text-align="center"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33" style:family="table-column">
      <style:table-column-properties style:column-width="3.127in"/>
    </style:style>
    <style:style style:name="TableColumn34" style:family="table-column">
      <style:table-column-properties style:column-width="3.2909in"/>
    </style:style>
    <style:style style:name="Table32" style:family="table">
      <style:table-properties style:width="6.418in" fo:margin-left="0in" table:align="left"/>
    </style:style>
    <style:style style:name="TableRow35" style:family="table-row">
      <style:table-row-properties style:row-height="0.1972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40" style:family="table-row">
      <style:table-row-properties style:row-height="0.1972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45" style:family="table-row">
      <style:table-row-properties style:row-height="0.1972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1" style:family="table-row">
      <style:table-row-properties style:row-height="0.1972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6" style:family="table-row">
      <style:table-row-properties style:row-height="0.1972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1" style:family="table-row">
      <style:table-row-properties style:row-height="0.1972in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66" style:family="table-row">
      <style:table-row-properties style:row-height="0.1972in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fo:font-size="12pt" style:font-size-asian="12pt" style:font-size-complex="12pt"/>
    </style:style>
    <style:style style:name="TableRow71" style:family="table-row">
      <style:table-row-properties style:row-height="0.1972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6" style:family="table-row">
      <style:table-row-properties style:row-height="0.1972in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ableRow82" style:family="table-row">
      <style:table-row-properties style:row-height="0.1972in"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7" style:family="table-row">
      <style:table-row-properties style:row-height="0.1972in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2" style:family="table-row">
      <style:table-row-properties style:row-height="0.1972in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7" style:family="table-row">
      <style:table-row-properties style:row-height="0.1972in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2" style:family="table-row">
      <style:table-row-properties style:row-height="0.1972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7" style:family="table-row">
      <style:table-row-properties style:row-height="0.1972in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2" style:family="table-row">
      <style:table-row-properties style:row-height="0.1972i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7" style:family="table-row">
      <style:table-row-properties style:row-height="0.1972in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125" style:family="table-column">
      <style:table-column-properties style:column-width="0.493in"/>
    </style:style>
    <style:style style:name="TableColumn126" style:family="table-column">
      <style:table-column-properties style:column-width="3.0277in"/>
    </style:style>
    <style:style style:name="Table124" style:family="table">
      <style:table-properties style:width="3.5208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alibri" fo:font-weight="bold" style:font-weight-asian="bold"/>
    </style:style>
    <style:style style:name="TableRow132" style:family="table-row">
      <style:table-row-properties style:min-row-height="0.1972in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rmal" style:family="paragraph">
      <style:paragraph-properties fo:margin-bottom="0.0833in"/>
      <style:text-properties style:font-name="Calibri"/>
    </style:style>
    <style:style style:name="TableRow137" style:family="table-row">
      <style:table-row-properties style:min-row-height="0.1972in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.0833in"/>
      <style:text-properties style:font-name="Calibri"/>
    </style:style>
    <style:style style:name="TableRow142" style:family="table-row">
      <style:table-row-properties style:min-row-height="0.1972in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margin-bottom="0.0833in"/>
    </style:style>
    <style:style style:name="T147" style:parent-style-name="DefaultParagraphFont" style:family="text">
      <style:text-properties style:font-name="Calibri"/>
    </style:style>
    <style:style style:name="TableRow148" style:family="table-row">
      <style:table-row-properties style:min-row-height="0.1972in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.0833in"/>
      <style:text-properties style:font-name="Calibri"/>
    </style:style>
    <style:style style:name="TableRow153" style:family="table-row">
      <style:table-row-properties style:min-row-height="0.1972in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rmal" style:family="paragraph">
      <style:paragraph-properties fo:margin-bottom="0.0833in"/>
      <style:text-properties style:font-name="Calibri"/>
    </style:style>
    <style:style style:name="TableRow158" style:family="table-row">
      <style:table-row-properties style:min-row-height="0.1972in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.0833in"/>
      <style:text-properties style:font-name="Calibri"/>
    </style:style>
    <style:style style:name="TableRow163" style:family="table-row">
      <style:table-row-properties style:min-row-height="0.1972in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ListParagraph" style:family="paragraph">
      <style:paragraph-properties fo:margin-bottom="0.0833in" fo:margin-left="0in">
        <style:tab-stops/>
      </style:paragraph-properties>
      <style:text-properties style:font-name="Calibri"/>
    </style:style>
    <style:style style:name="TableRow168" style:family="table-row">
      <style:table-row-properties style:min-row-height="0.1972in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ListParagraph" style:family="paragraph">
      <style:paragraph-properties fo:margin-bottom="0.0833in" fo:margin-left="0in">
        <style:tab-stops/>
      </style:paragraph-properties>
      <style:text-properties style:font-name="Calibri"/>
    </style:style>
    <style:style style:name="TableRow173" style:family="table-row">
      <style:table-row-properties style:min-row-height="0.1972in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style:font-name="Calibri" fo:font-weight="bold" style:font-weight-asian="bold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margin-bottom="0.0833in"/>
      <style:text-properties style:font-name="Calibri"/>
    </style:style>
    <style:style style:name="P17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79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0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1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86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87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88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89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0" style:parent-style-name="ListParagraph" style:family="paragraph">
      <style:text-properties style:font-name="Arial" style:font-name-complex="Arial" style:font-weight-complex="bold" fo:font-size="12pt" style:font-size-asian="12pt" style:font-size-complex="12pt"/>
    </style:style>
    <style:style style:name="P191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2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3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4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96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7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19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9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3" style:parent-style-name="DefaultParagraphFont" style:family="text">
      <style:text-properties style:font-name="Arial" style:font-name-complex="Arial" style:font-weight-complex="bold" style:text-position="super 66.6%" fo:font-size="12pt" style:font-size-asian="12pt" style:font-size-complex="12pt"/>
    </style:style>
    <style:style style:name="T20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6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7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8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09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1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2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3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5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16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17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218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19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220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P22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22" style:parent-style-name="Normal" style:family="paragraph">
      <style:text-properties style:font-name="Arial" style:font-name-complex="Arial" style:font-weight-complex="bold" fo:font-size="12pt" style:font-size-asian="12pt" style:font-size-complex="12pt"/>
    </style:style>
    <style:style style:name="T223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24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25" style:parent-style-name="DefaultParagraphFont" style:family="text">
      <style:text-properties style:font-name="Arial" style:font-name-complex="Arial" style:font-weight-complex="bold" style:text-position="super 66.6%" fo:font-size="12pt" style:font-size-asian="12pt" style:font-size-complex="12pt"/>
    </style:style>
    <style:style style:name="T226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27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28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T229" style:parent-style-name="DefaultParagraphFont" style:family="text">
      <style:text-properties style:font-name="Arial" style:font-name-complex="Arial" style:font-weight-complex="bold" style:text-position="super 66.6%" fo:font-size="12pt" style:font-size-asian="12pt" style:font-size-complex="12pt"/>
    </style:style>
    <style:style style:name="T230" style:parent-style-name="DefaultParagraphFont" style:family="text">
      <style:text-properties style:font-name="Arial" style:font-name-complex="Arial" style:font-weight-complex="bold" fo:font-size="12pt" style:font-size-asian="12pt" style:font-size-complex="12pt"/>
    </style:style>
    <style:style style:name="P23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3" style:parent-style-name="Normal" style:family="paragraph">
      <style:text-properties style:font-name="Arial" style:font-name-complex="Arial" fo:font-size="12pt" style:font-size-asian="12pt" style:font-size-complex="12pt"/>
    </style:style>
    <style:style style:name="P234" style:parent-style-name="Normal" style:family="paragraph">
      <style:text-properties style:font-name="Arial" style:font-name-complex="Arial" fo:font-size="12pt" style:font-size-asian="12pt" style:font-size-complex="12pt"/>
    </style:style>
    <style:style style:name="P23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6" style:parent-style-name="Normal" style:family="paragraph">
      <style:text-properties style:font-name="Arial" style:font-name-complex="Arial" fo:font-size="12pt" style:font-size-asian="12pt" style:font-size-complex="12pt"/>
    </style:style>
    <style:style style:name="P237" style:parent-style-name="Normal" style:family="paragraph">
      <style:text-properties style:font-name="Arial" style:font-name-complex="Arial" fo:font-size="12pt" style:font-size-asian="12pt" style:font-size-complex="12pt"/>
    </style:style>
    <style:style style:name="P238" style:parent-style-name="Normal" style:family="paragraph">
      <style:text-properties style:font-name="Arial" style:font-name-complex="Arial" fo:font-size="12pt" style:font-size-asian="12pt" style:font-size-complex="12pt"/>
    </style:style>
    <style:style style:name="P23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2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43" style:parent-style-name="DefaultParagraphFont" style:family="text">
      <style:text-properties style:font-name="Arial" style:font-name-complex="Arial" style:text-position="super 66.6%" fo:font-size="12pt" style:font-size-asian="12pt" style:font-size-complex="12pt"/>
    </style:style>
    <style:style style:name="T2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5" style:parent-style-name="Normal" style:family="paragraph">
      <style:text-properties style:font-name="Arial" style:font-name-complex="Arial" fo:font-size="12pt" style:font-size-asian="12pt" style:font-size-complex="12pt"/>
    </style:style>
    <style:style style:name="P246" style:parent-style-name="Normal" style:family="paragraph">
      <style:text-properties style:font-name="Arial" style:font-name-complex="Arial" fo:font-size="12pt" style:font-size-asian="12pt" style:font-size-complex="12pt"/>
    </style:style>
    <style:style style:name="P247" style:parent-style-name="Normal" style:family="paragraph">
      <style:text-properties style:font-name="Arial" style:font-name-complex="Arial" fo:font-size="12pt" style:font-size-asian="12pt" style:font-size-complex="12pt"/>
    </style:style>
    <style:style style:name="P248" style:parent-style-name="Normal" style:family="paragraph">
      <style:text-properties style:font-name="Arial" style:font-name-complex="Arial" fo:font-size="12pt" style:font-size-asian="12pt" style:font-size-complex="12pt"/>
    </style:style>
    <style:style style:name="T2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50" style:parent-style-name="DefaultParagraphFon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Open Data User<text:s/>Group<text:s/>- Minutes</text:p>
      <text:p text:style-name="P18"><text:span text:style-name="T19">1</text:span><text:span text:style-name="T20">8</text:span><text:span text:style-name="T21">th</text:span><text:span text:style-name="T22"><text:s/>meeting</text:span></text:p>
      <text:p text:style-name="P23"><text:span text:style-name="T24">20</text:span><text:span text:style-name="T25">th</text:span><text:span text:style-name="T26"><text:s/>November</text:span><text:span text:style-name="T27"><text:s/></text:span><text:span text:style-name="T28">2013, 14:00-16</text:span><text:span text:style-name="T29">:30</text:span></text:p>
      <text:p text:style-name="P30">70 Whitehall,<text:s/>London,<text:s/>SW1A 2AS</text:p>
      <text:p text:style-name="P31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Attendees</text:p>
          </table:table-cell>
          <table:table-cell table:style-name="TableCell38">
            <text:p text:style-name="P39">Officials</text:p>
          </table:table-cell>
        </table:table-row>
        <table:table-row table:style-name="TableRow40">
          <table:table-cell table:style-name="TableCell41">
            <text:p text:style-name="P42">Heather Savory (Chair) (HS)</text:p>
          </table:table-cell>
          <table:table-cell table:style-name="TableCell43">
            <text:p text:style-name="P44">Jemma Venables (JV)</text:p>
          </table:table-cell>
        </table:table-row>
        <table:table-row table:style-name="TableRow45">
          <table:table-cell table:style-name="TableCell46">
            <text:p text:style-name="P47">Bob Barr (BB)<text:s/></text:p>
            <text:p text:style-name="P48">2:30o</text:p>
          </table:table-cell>
          <table:table-cell table:style-name="TableCell49">
            <text:p text:style-name="P50">Krisztina Katona (Cabinet Office) (KK)</text:p>
          </table:table-cell>
        </table:table-row>
        <table:table-row table:style-name="TableRow51">
          <table:table-cell table:style-name="TableCell52">
            <text:p text:style-name="P53">Alex Kafetz (AK)</text:p>
          </table:table-cell>
          <table:table-cell table:style-name="TableCell54">
            <text:p text:style-name="P55">Ekua Boateng (Cabinet Office) (EB)</text:p>
          </table:table-cell>
        </table:table-row>
        <table:table-row table:style-name="TableRow56">
          <table:table-cell table:style-name="TableCell57">
            <text:p text:style-name="P58">Gesche Schmid (GSc)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Giuseppe Sollazzo (GS)</text:p>
          </table:table-cell>
          <table:table-cell table:style-name="TableCell64">
            <text:p text:style-name="P65">Observers</text:p>
          </table:table-cell>
        </table:table-row>
        <table:table-row table:style-name="TableRow66">
          <table:table-cell table:style-name="TableCell67">
            <text:p text:style-name="P68">Tom Smith(TS)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Jacqui Taylor (JT)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><text:span text:style-name="T81">Apologies</text:span>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Paul Fenton (PF)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>Dominique Lazanski<text:s/>(DL)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Harvey Lewis (HL)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Tom Smith (TS)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Carlos Somohano (CS)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Jeni Tennison (JTe)</text:p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>Agenda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Item</text:p>
          </table:table-cell>
          <table:table-cell table:style-name="TableCell130">
            <text:p text:style-name="P131">Description</text:p>
          </table:table-cell>
        </table:table-row>
        <table:table-row table:style-name="TableRow132">
          <table:table-cell table:style-name="TableCell133">
            <text:p text:style-name="P134">1</text:p>
          </table:table-cell>
          <table:table-cell table:style-name="TableCell135">
            <text:p text:style-name="P136">Chair’s<text:s/>welcome and update</text:p>
          </table:table-cell>
        </table:table-row>
        <table:table-row table:style-name="TableRow137">
          <table:table-cell table:style-name="TableCell138">
            <text:p text:style-name="P139">2</text:p>
          </table:table-cell>
          <table:table-cell table:style-name="TableCell140">
            <text:p text:style-name="P141">Update on NII and progress on CO Data Requests</text:p>
          </table:table-cell>
        </table:table-row>
        <table:table-row table:style-name="TableRow142">
          <table:table-cell table:style-name="TableCell143">
            <text:p text:style-name="P144">3</text:p>
          </table:table-cell>
          <table:table-cell table:style-name="TableCell145">
            <text:p text:style-name="P146"><text:span text:style-name="T147">Criteria for funding proposals</text:span></text:p>
          </table:table-cell>
        </table:table-row>
        <table:table-row table:style-name="TableRow148">
          <table:table-cell table:style-name="TableCell149">
            <text:p text:style-name="P150">4</text:p>
          </table:table-cell>
          <table:table-cell table:style-name="TableCell151">
            <text:p text:style-name="P152">ODUG Local Government Voucher Scheme Proposal</text:p>
          </table:table-cell>
        </table:table-row>
        <table:table-row table:style-name="TableRow153">
          <table:table-cell table:style-name="TableCell154">
            <text:p text:style-name="P155">5</text:p>
          </table:table-cell>
          <table:table-cell table:style-name="TableCell156">
            <text:p text:style-name="P157">ODUG Census Consultation Response</text:p>
          </table:table-cell>
        </table:table-row>
        <table:table-row table:style-name="TableRow158">
          <table:table-cell table:style-name="TableCell159">
            <text:p text:style-name="P160">6</text:p>
          </table:table-cell>
          <table:table-cell table:style-name="TableCell161">
            <text:p text:style-name="P162">PASC Further Evidence</text:p>
          </table:table-cell>
        </table:table-row>
        <table:table-row table:style-name="TableRow163">
          <table:table-cell table:style-name="TableCell164">
            <text:p text:style-name="P165">7</text:p>
          </table:table-cell>
          <table:table-cell table:style-name="TableCell166">
            <text:p text:style-name="P167">Case Studies</text:p>
          </table:table-cell>
        </table:table-row>
        <table:table-row table:style-name="TableRow168">
          <table:table-cell table:style-name="TableCell169">
            <text:p text:style-name="P170">8</text:p>
          </table:table-cell>
          <table:table-cell table:style-name="TableCell171">
            <text:p text:style-name="P172">Land Registry Open Data Challenge</text:p>
          </table:table-cell>
        </table:table-row>
        <table:table-row table:style-name="TableRow173">
          <table:table-cell table:style-name="TableCell174">
            <text:p text:style-name="P175">9</text:p>
          </table:table-cell>
          <table:table-cell table:style-name="TableCell176">
            <text:p text:style-name="P177">A.O.B.</text:p>
          </table:table-cell>
        </table:table-row>
      </table:table>
      <text:p text:style-name="P178"/>
      <text:soft-page-break/>
      <text:p text:style-name="P179">Chair’s Intro and Welcome</text:p>
      <text:p text:style-name="P180">The Chair welcomed the<text:s/>group<text:s/>to the meeting<text:s/>and<text:s/>introductions<text:s/>were<text:s/>made to the incoming Secretariat for the<text:s/>group<text:s/>JV.<text:s/>JV briefly introduced herself to the group and informed the group that her main work had been on the OGP festival and her<text:s/>current role<text:s/>is<text:s/>focussing on wider stakeholder engagement with the open data community,<text:s/>including support for<text:s/>ODUG and the<text:s/>Public Sector<text:s/>Transparency Board<text:s/>(PSTB).<text:s/>KK was thanked by the Chair for her work with the<text:s/>group.<text:s/></text:p>
      <text:p text:style-name="P181">The minutes from the<text:s/>last meeting<text:s/>had been approved in correspondence.<text:s/></text:p>
      <text:p text:style-name="P182">Chair’s Update<text:s/></text:p>
      <text:p text:style-name="P183">The Chair<text:s/>had<text:s/>spoken at<text:s/>a Market Research<text:s/>Society conference<text:s/>on<text:s/>the<text:s/>census and open<text:s/>data<text:s/>and<text:s/>also had<text:s/>participated in the Land Registry Open Data Challenge. In addition<text:s/>she<text:s/>thanked the group for all their work on the OGP Summit and GS for his scoring work on the Land Registry Open Data Challenge.<text:s/>HS updated the group about a recent<text:s/>case<text:s/>relating to<text:s/>the commercial use of HMLR INSPIRE Cadastral<text:s/>Polygon<text:s/>data<text:s/>which is subject to derived data licensing restrictions by the<text:s/>Ordinance Survey. HS also confirmed to the group that the funding proposal for an<text:s/>Open Address Dataset<text:s/>was not on the<text:s/>PSTB agenda<text:s/>for the meeting the following day, although the PSTB would consider the Local Government funding proposal<text:s/>at the meeting.</text:p>
      <text:p text:style-name="P184">Update on NII and progress on CO Data Requests<text:s/></text:p>
      <text:p text:style-name="P185">KK provided an update on the progress of the NII informing the<text:s/>group<text:s/>that<text:s/>approximately<text:s/>280 data sets had formed the first iteration of the NII.<text:s/>KK gave a brief overview of<text:s/>the next steps of the NII which were:</text:p>
      <text:list text:style-name="LFO14" text:continue-numbering="true">
        <text:list-item>
          <text:p text:style-name="P186">Working with the Local Government Association and Local Public Data Panel to consider how best to include local authority datasets<text:s/></text:p>
        </text:list-item>
        <text:list-item>
          <text:p text:style-name="P187">Working with Departments and their arm’s length bodies to identify their list of unpublished datasets</text:p>
        </text:list-item>
        <text:list-item>
          <text:p text:style-name="P188">Working with Departments to put the<text:s/>datasets currently<text:s/>published<text:s/>through the Open Data Institute’s open data certification process and making the outcome available through data.gov.uk <text:s/></text:p>
        </text:list-item>
        <text:list-item>
          <text:p text:style-name="P189">Departments will set out the arrangements they have to ensure the quality and regularity of the release of datasets<text:s/>within the NII</text:p>
        </text:list-item>
        <text:list-item>
          <text:p text:style-name="P190">The aspiration is to make all government data open, in a<text:s/>usable and re-usable format but it must be recognised that this may not always be possible. Where it is not possible<text:s/>organisations<text:s/>involved should explore, with stakeholders and potential users, how it might best make useful data available.</text:p>
        </text:list-item>
      </text:list>
      <text:p text:style-name="P191">The full list of NII Commitments and Next Steps can be found in the National Information Infrastructure publication of October 2013 in Annex A.</text:p>
      <text:p text:style-name="P192">ODUG<text:s/>discussed<text:s/>the<text:s/>aged data requests<text:s/>on data.gov.uk<text:s/>and<text:s/>sought<text:s/>clarity on<text:s/>the progress<text:s/>made by the Transparency Team on<text:s/>these requests.<text:s/>ODUG<text:s/>discussed that stakeholders had complained about the<text:s/>time it was taking to resolve these<text:s/>requests and<text:s/>noted that increasing numbers of<text:s/>stakeholders<text:s/>were contacting the group about<text:s/>how to<text:s/>make<text:s/>complaints.<text:s/>KK informed<text:s/>the group that progressing data requests could<text:s/>be a lengthy<text:s/>process that involves negotiations with departments depending on the complexity of the data being requested.<text:s/></text:p>
      <text:p text:style-name="P193">Action: JV to provide an update on data requests more than a year old.<text:s/></text:p>
      <text:p text:style-name="P194">Action: DR to write a short<text:s/>guidance<text:s/>note<text:s/>for the data community<text:s/>on how to complain to OPSI<text:s/>as it is hard to find the information<text:s/>on how<text:s/>to do so<text:s/>on their website.</text:p>
      <text:p text:style-name="P195">Criteria for funding proposals</text:p>
      <text:p text:style-name="P196">JV informed the group that she was unclear about the criteria for funding proposals for the<text:s/>PSTB<text:s/>as this is a new part of her role under the new Transparency Team<text:s/>structure. JV thought that this issue<text:s/>could possibly be raised as AOB at the<text:s/>PSTB<text:s/>as well as the Local Government<text:s/>funding proposal.<text:s/>She highlighted that the main item for discussion<text:s/>at the PSTB<text:s/>was the Domestic Team Strategy and forward look. She highlighted that Local Authority data was<text:s/>an<text:s/>important area of focus for the Transparency Team<text:s/>and<text:s/>they are<text:s/>seeking to learn more about the landscape and how<text:s/>to<text:s/>provide support in<text:s/>this area.</text:p>
      <text:p text:style-name="P197">Action: JV and GSc<text:s/>to meet to discuss further the Local Authority<text:s/>data<text:s/>landscape.</text:p>
      <text:p text:style-name="P198">ODUG Local Government Voucher Scheme<text:s/>Funding<text:s/>Proposal</text:p>
      <text:p text:style-name="Normal"><text:span text:style-name="T199">GS</text:span><text:span text:style-name="T200">c</text:span><text:span text:style-name="T201"><text:s/>provided an update on the proposal highlighting that the DCLG Code of Practice was about to be published<text:s/></text:span><text:span text:style-name="T202">(29</text:span><text:span text:style-name="T203">th</text:span><text:span text:style-name="T204"><text:s/>November 2013)<text:s/></text:span><text:span text:style-name="T205">which would have a significant bearing on themes for the voucher scheme. The Code of Practice has some mandated<text:s/></text:span><text:span text:style-name="T206">data<text:s/></text:span><text:span text:style-name="T207">elements that<text:s/></text:span><text:span text:style-name="T208">will not</text:span><text:span text:style-name="T209"><text:s/>be determined until publication.<text:s/></text:span><text:span text:style-name="T210">The<text:s/></text:span><text:span text:style-name="T211">group</text:span><text:span text:style-name="T212"><text:s/>discussed which themes would be put forward with<text:s/></text:span><text:span text:style-name="T213">a caveat regarding the publication of the Code of Practice.<text:s/></text:span><text:span text:style-name="T214">The group agreed on the themes of: Public Toilets, Planning and<text:s/></text:span><text:span text:style-name="T215">Road<text:s/></text:span><text:span text:style-name="T216">Gritting. <text:s/></text:span></text:p>
      <text:soft-page-break/>
      <text:p text:style-name="P217">Action: GSc<text:s/>to update the paper to highlight the three themes agreed by the group.<text:s/></text:p>
      <text:p text:style-name="P218">ODUG Census Consultation Response</text:p>
      <text:p text:style-name="P219">The group discussed the outline of the response being drafted and set out the timetable for this work.</text:p>
      <text:p text:style-name="P220">Action: BB/TS to send around draft response on agreed timescales, All to respond to agreed timescales.</text:p>
      <text:p text:style-name="P221">PASC Further Evidence<text:s/></text:p>
      <text:p text:style-name="P222">BB updated the group<text:s/>highlighting that the evidence session went well from the ODUG perspective with HS giving good evidence to the Committee. BB felt that it was likely the Committee would<text:s/>want to know more about the Royal Mail Post Code Address File in the future. BB undated the group on the invitation to submit further evidence and<text:s/>will<text:s/>send a<text:s/>draft<text:s/>paper to the group for comment.</text:p>
      <text:p text:style-name="Normal"><text:span text:style-name="T223">Action: BB to send around a first</text:span><text:span text:style-name="T224"><text:s/>draft of his paper for comment by 26</text:span><text:span text:style-name="T225">th</text:span><text:span text:style-name="T226"><text:s/>November</text:span><text:span text:style-name="T227">;<text:s/></text:span><text:span text:style-name="T228">submission is due on 29</text:span><text:span text:style-name="T229">th</text:span><text:span text:style-name="T230"><text:s/>November.<text:s/></text:span></text:p>
      <text:p text:style-name="P231">Case Studies</text:p>
      <text:p text:style-name="P232">HS<text:s/>(for HL)<text:s/>presented the<text:s/>a paper<text:s/>on case studies asking the group for their feedback on the proposed template<text:s/>and the suggested open data case studies cited in the template.<text:s/>ODUG<text:s/>discussed what criteria should be used<text:s/>for case studies<text:s/>to be included<text:s/>and agreed that a thematic approach should be taken.<text:s/>The discussion focussed on how ‘pure’ the<text:s/>definition<text:s/>of<text:s/>open data<text:s/>should<text:s/>be<text:s/>and whether<text:s/>case studies should highlight that<text:s/>open data<text:s/>could be combined with other data to demonstrate the value<text:s/>that can be derived. The format of the data was discussed and whether case studies around the use of open data API’s should be included.<text:s/>ODUG agreed<text:s/>an initial<text:s/>focus on<text:s/>case studies focusing on<text:s/>the use of<text:s/>government open data and the value that has been<text:s/>derived from this,<text:s/>with a separate<text:s/>theme<text:s/>for case studies<text:s/>highlighting<text:s/>open data<text:s/>tools.<text:s/>JV highlighted that the Transparency Team<text:s/>were<text:s/>are also<text:s/>putting case studies together<text:s/>as were other stakeholders such as Open<text:s/>Data Institute<text:s/>(ODI),<text:s/>Department for<text:s/>Business<text:s/>Innovation<text:s/>and<text:s/>Skills<text:s/>(BIS)<text:s/>and Nesta and we should try and avoid duplication. JV was also keen to use the ODUG template in order for standardisation across<text:s/>case studies posted on<text:s/>DGUK.<text:s/>The group agreed that this would be a good idea.</text:p>
      <text:p text:style-name="P233">Action: For All to produce an open data case study using the template and to send it too HL<text:s/>for review at the next<text:s/>ODUG<text:s/>meeting in December.</text:p>
      <text:soft-page-break/>
      <text:p text:style-name="P234">Action: For JV to speak to Head of<text:s/>data.gov.uk about building a page for case studies including functionality for the community to submit case studies<text:s/>using the agreed template.</text:p>
      <text:p text:style-name="P235">Land Registry Open Data Challenge<text:s/></text:p>
      <text:p text:style-name="P236">GS provided an update on the Land Registry Open Data Challenge and thanked the group for their feedback on the submissions. There were 100 expressions of interest and only 7<text:s/>full<text:s/>submissions, which is a significant gap.<text:s/>ODUG<text:s/>discussed<text:s/>that this was a typical response rate to many such competitions<text:s/>and it was felt that the<text:s/>incentives<text:s/>for small and medium businesses were not<text:s/>adequate for<text:s/>the<text:s/>size of the<text:s/>prizes together with<text:s/>the potential disincentives over ownership of Intellectual Property<text:s/>Rights.<text:s/>ODUG<text:s/>was<text:s/>interested<text:s/>whether Land<text:s/>Registry had done any follow up with applicants that had not put forward a submission.<text:s/></text:p>
      <text:p text:style-name="P237">GS highlighted that he had attended the Cabinet Office Idea-thon and informed the group about the Education Challenge Series run by ODI and Nesta<text:s/>where<text:s/>the initial prize money<text:s/>is<text:s/>£5,000 and the final prize of £50,000.<text:s/></text:p>
      <text:p text:style-name="P238">Action:<text:s/>GS/AK<text:s/>to<text:s/>draft a note about SME response to open data competitions, looking at sources of prize funds and responses to initiatives,<text:s/>to provide feedback and<text:s/>guidance for organisations setting up these initiatives.<text:s/></text:p>
      <text:p text:style-name="P239">A.O.B.</text:p>
      <text:p text:style-name="Normal"><text:span text:style-name="T240">GS</text:span><text:span text:style-name="T241">c</text:span><text:span text:style-name="T242"><text:s/>updated the group on the PSMA workshop (11</text:span><text:span text:style-name="T243">th</text:span><text:span text:style-name="T244"><text:s/>December 2013) informing the group there was now a space for someone else on the group to attend if possible.<text:s/></text:span></text:p>
      <text:p text:style-name="P245">GSc<text:s/>also asked<text:s/>ODUG members<text:s/>if they were aware of issues relating to<text:s/>PSMA licensing and the use of third party use of Ordinance Survey data.<text:s/>The general consensus was that many<text:s/>new<text:s/>ODUG members<text:s/>were<text:s/>not<text:s/>aware of the issue in detail.<text:s/></text:p>
      <text:p text:style-name="P246">JT informed the group that Ed Parkes was now leading the Open Data Challenge Series for Nesta and asked the group if they would like hear presentation from Ed at a future meeting. The group agreed that they would like a presentation on the Open Data Challenge Series at a future meeting. <text:s/></text:p>
      <text:p text:style-name="P247">GSc<text:s/>asked the group if there could be 1 presentation per meeting. The group did not come to a conclusion on<text:s/>this but JV spoke to the group about<text:s/>setting out a forward look for ODUG meetings, the group agreed this was a good idea.</text:p>
      <text:p text:style-name="P248">Action: JV/HS to agree a forward look for ODUG meetings.</text:p>
      <text:soft-page-break/>
      <text:p text:style-name="Normal"><text:span text:style-name="T249">Action: JV</text:span><text:span text:style-name="T250"><text:s/>to invite Ed Parkes to a future meeting to present to ODUG about the Open Data Challenge Seri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000000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fo:font-weight="normal" style:font-weight-asian="normal"/>
    </style:style>
    <style:style style:name="WW_CharLFO2LVL1" style:family="text">
      <style:text-properties style:font-name="Symbol" fo:font-weight="normal" style:font-weight-asian="normal"/>
    </style:style>
    <style:style style:name="WW_CharLFO2LVL2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weight="normal" style:font-weight-asian="normal"/>
    </style:style>
    <style:style style:name="WW_CharLFO4LVL2" style:family="text">
      <style:text-properties style:font-name="Symbol"/>
    </style:style>
    <style:style style:name="WW_CharLFO5LVL1" style:family="text">
      <style:text-properties fo:font-weight="normal" style:font-weight-asian="normal"/>
    </style:style>
    <style:style style:name="WW_CharLFO5LVL2" style:family="text">
      <style:text-properties style:font-name="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/>
      </text:list-level-style-number>
      <text:list-level-style-bullet text:level="2" text:style-name="WW_CharLFO5LVL2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.0416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P7" style:parent-style-name="Header" style:family="paragraph">
      <style:paragraph-properties fo:text-align="center"/>
      <style:text-properties fo:color="#FFFFFF"/>
    </style:style>
    <style:style style:name="P8" style:parent-style-name="Header" style:family="paragraph">
      <style:paragraph-properties fo:text-align="center"/>
    </style:style>
    <style:style style:name="P9" style:parent-style-name="Footer" style:family="paragraph">
      <style:paragraph-properties fo:text-align="center"/>
    </style:style>
    <style:style style:name="T10" style:parent-style-name="DefaultParagraphFont" style:family="text">
      <style:text-properties fo:color="#000000"/>
    </style:style>
    <style:style style:name="P11" style:parent-style-name="Footer" style:family="paragraph">
      <style:paragraph-properties fo:text-align="center"/>
    </style:style>
    <style:style style:name="T12" style:parent-style-name="DefaultParagraphFont" style:family="text">
      <style:text-properties fo:color="#FFFFFF"/>
    </style:style>
    <style:style style:name="P13" style:parent-style-name="Footer" style:family="paragraph">
      <style:paragraph-properties fo:text-align="center"/>
    </style:style>
    <style:style style:name="T14" style:parent-style-name="DefaultParagraphFont" style:family="text">
      <style:text-properties fo:color="#FFFFFF"/>
    </style:style>
    <style:style style:name="P15" style:parent-style-name="Footer" style:family="paragraph">
      <style:paragraph-properties fo:text-align="center"/>
      <style:text-properties fo:color="#FFFFFF"/>
    </style:style>
    <style:style style:name="P16" style:parent-style-name="Footer" style:family="paragraph">
      <style:paragraph-properties fo:text-align="center"/>
    </style:style>
    <style:style style:name="T17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<text:span text:style-name="T6">UNCLASSIFIED</text:span></text:p>
        <text:p text:style-name="P7">UNCLASSIFIED</text:p>
        <text:p text:style-name="P8"/>
      </style:header>
      <style:footer>
        <text:p text:style-name="P9"><text:span text:style-name="T10">UNCLASSIFIED</text:span></text:p>
        <text:p text:style-name="P11"><text:span text:style-name="T12">UNCLASSIFIED</text:span></text:p>
        <text:p text:style-name="P13"><text:span text:style-name="T14">UNCLASSIFIED</text:span></text:p>
        <text:p text:style-name="P15">UNCLASSIFIED</text:p>
        <text:p text:style-name="P16"><text:span text:style-name="T17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 Parkes</meta:initial-creator>
    <dc:creator>MATT LLOYD</dc:creator>
    <meta:creation-date>2013-12-05T11:34:00Z</meta:creation-date>
    <dc:date>2013-12-05T11:34:00Z</dc:date>
    <meta:print-date>2013-11-28T12:16:00Z</meta:print-date>
    <meta:template xlink:href="Normal" xlink:type="simple"/>
    <meta:editing-cycles>2</meta:editing-cycles>
    <meta:editing-duration>PT18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296ff30d-dcae-492a-bbee-a0e4bff0c0af</meta:user-defined>
    <meta:document-statistic meta:page-count="6" meta:paragraph-count="20" meta:word-count="1499" meta:character-count="10028" meta:row-count="71" meta:non-whitespace-character-count="8549"/>
  </office:meta>
</office:document-meta>
</file>